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fo:font-size="14pt" fo:font-weight="bold" officeooo:rsid="001808af" officeooo:paragraph-rsid="001808af" style:font-size-asian="12.25pt" style:font-weight-asian="bold" style:font-size-complex="14pt" style:font-weight-complex="bold"/>
    </style:style>
    <style:style style:name="P2" style:family="paragraph" style:parent-style-name="Standard">
      <style:paragraph-properties fo:text-align="start" style:justify-single-word="false"/>
      <style:text-properties fo:font-size="12pt" fo:font-weight="bold" officeooo:rsid="001808af" officeooo:paragraph-rsid="001808af" style:font-size-asian="10.5pt" style:font-weight-asian="bold" style:font-size-complex="12pt" style:font-weight-complex="bold"/>
    </style:style>
    <style:style style:name="P3" style:family="paragraph" style:parent-style-name="Standard">
      <style:paragraph-properties fo:text-align="start" style:justify-single-word="false"/>
      <style:text-properties fo:font-size="12pt" fo:font-weight="bold" officeooo:rsid="001808af" officeooo:paragraph-rsid="001e880d" style:font-size-asian="10.5pt" style:font-weight-asian="bold" style:font-size-complex="12pt" style:font-weight-complex="bold"/>
    </style:style>
    <style:style style:name="P4" style:family="paragraph" style:parent-style-name="Standard">
      <style:paragraph-properties fo:text-align="start" style:justify-single-word="false"/>
      <style:text-properties fo:font-size="12pt" fo:font-weight="bold" officeooo:rsid="00193a6b" officeooo:paragraph-rsid="00193a6b" style:font-size-asian="10.5pt" style:font-weight-asian="bold" style:font-size-complex="12pt" style:font-weight-complex="bold"/>
    </style:style>
    <style:style style:name="P5" style:family="paragraph" style:parent-style-name="Standard">
      <style:paragraph-properties fo:text-align="start" style:justify-single-word="false"/>
      <style:text-properties fo:font-size="12pt" fo:font-weight="normal" officeooo:rsid="001808af" officeooo:paragraph-rsid="001808af"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fo:font-size="12pt" fo:font-weight="normal" officeooo:rsid="001808af" officeooo:paragraph-rsid="001e880d"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fo:font-size="12pt" fo:font-weight="normal" officeooo:rsid="001808af" officeooo:paragraph-rsid="00193a6b"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fo:font-size="12pt" fo:font-weight="normal" officeooo:rsid="00193a6b" officeooo:paragraph-rsid="00193a6b"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fo:font-size="12pt" fo:font-weight="normal" officeooo:rsid="001a1305" officeooo:paragraph-rsid="001a1305"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fo:font-size="12pt" fo:font-weight="normal" officeooo:rsid="001820f8" officeooo:paragraph-rsid="001808af"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fo:font-size="12pt" fo:font-weight="normal" officeooo:rsid="001820f8" officeooo:paragraph-rsid="001e880d" style:font-size-asian="10.5pt" style:font-weight-asian="normal" style:font-size-complex="12pt" style:font-weight-complex="normal"/>
    </style:style>
    <style:style style:name="P12" style:family="paragraph" style:parent-style-name="Standard" style:list-style-name="L1">
      <style:paragraph-properties fo:text-align="start" style:justify-single-word="false"/>
      <style:text-properties fo:font-size="12pt" fo:font-weight="normal" officeooo:rsid="001a1305" officeooo:paragraph-rsid="001a1305" style:font-size-asian="10.5pt" style:font-weight-asian="normal" style:font-size-complex="12pt" style:font-weight-complex="normal"/>
    </style:style>
    <style:style style:name="P13" style:family="paragraph" style:parent-style-name="Standard" style:list-style-name="L1">
      <style:paragraph-properties fo:text-align="start" style:justify-single-word="false"/>
      <style:text-properties fo:font-size="12pt" fo:font-weight="normal" officeooo:rsid="00193a6b" officeooo:paragraph-rsid="00193a6b" style:font-size-asian="10.5pt" style:font-weight-asian="normal" style:font-size-complex="12pt" style:font-weight-complex="normal"/>
    </style:style>
    <style:style style:name="P14" style:family="paragraph" style:parent-style-name="Standard" style:list-style-name="L1">
      <style:paragraph-properties fo:text-align="start" style:justify-single-word="false"/>
      <style:text-properties fo:font-size="12pt" fo:font-weight="normal" officeooo:rsid="0020695e" officeooo:paragraph-rsid="0020695e"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fo:font-size="12pt" fo:font-weight="normal" officeooo:rsid="001808af" officeooo:paragraph-rsid="001808af"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fo:font-size="12pt" fo:font-weight="bold" officeooo:rsid="00230d34" officeooo:paragraph-rsid="0024e715" style:font-size-asian="10.5pt" style:font-weight-asian="bold" style:font-size-complex="12pt" style:font-weight-complex="bold"/>
    </style:style>
    <style:style style:name="P17" style:family="paragraph" style:parent-style-name="Standard">
      <style:paragraph-properties fo:text-align="start" style:justify-single-word="false"/>
      <style:text-properties fo:font-size="12pt" fo:font-weight="bold" officeooo:rsid="0026a33a" officeooo:paragraph-rsid="0026a33a" style:font-size-asian="10.5pt" style:font-weight-asian="bold" style:font-size-complex="12pt" style:font-weight-complex="bold"/>
    </style:style>
    <style:style style:name="T1" style:family="text">
      <style:text-properties officeooo:rsid="00193a6b"/>
    </style:style>
    <style:style style:name="T2" style:family="text">
      <style:text-properties officeooo:rsid="001a1305"/>
    </style:style>
    <style:style style:name="T3" style:family="text">
      <style:text-properties officeooo:rsid="001b653a"/>
    </style:style>
    <style:style style:name="T4" style:family="text">
      <style:text-properties officeooo:rsid="001d323c"/>
    </style:style>
    <style:style style:name="T5" style:family="text">
      <style:text-properties officeooo:rsid="0022183d"/>
    </style:style>
    <style:style style:name="T6" style:family="text">
      <style:text-properties fo:font-weight="normal" style:font-weight-asian="normal" style:font-weight-complex="normal"/>
    </style:style>
    <style:style style:name="T7" style:family="text">
      <style:text-properties fo:font-weight="normal" officeooo:rsid="0024e715" style:font-weight-asian="normal" style:font-weight-complex="normal"/>
    </style:style>
    <style:style style:name="T8" style:family="text">
      <style:text-properties fo:font-weight="normal" officeooo:rsid="0025ecc5" style:font-weight-asian="normal" style:font-weight-complex="normal"/>
    </style:style>
    <style:style style:name="T9" style:family="text">
      <style:text-properties fo:font-weight="normal" officeooo:rsid="0026a33a" style:font-weight-asian="normal" style:font-weight-complex="normal"/>
    </style:style>
    <style:style style:name="T10" style:family="text">
      <style:text-properties fo:font-weight="normal" officeooo:rsid="00277453" style:font-weight-asian="normal" style:font-weight-complex="normal"/>
    </style:style>
    <style:style style:name="T11" style:family="text">
      <style:text-properties fo:font-weight="normal" officeooo:rsid="0027ac32" style:font-weight-asian="normal"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CE486/586 – PDP8 Simulator Report</text:p>
      <text:p text:style-name="P1">Sean Koppenhafer, Ken Benderly, Luis Santiago, Steve P<text:span text:style-name="T3">ei</text:span>rce</text:p>
      <text:p text:style-name="P1"/>
      <text:p text:style-name="P2">General Design Specifications</text:p>
      <text:p text:style-name="P5">Our PDP8 simulator uses the octal format of output from the PAL assembler. <text:s/>Our simulator has a starting address of 0200 octal when executing programs. <text:s/><text:span text:style-name="T1">The simulator can run in the terminal, or in a GUI debugger.</text:span></text:p>
      <text:p text:style-name="P10"/>
      <text:p text:style-name="P4">Testing</text:p>
      <text:p text:style-name="P8">We tried to <text:span text:style-name="T4">tried to test all possible edge case scenarios</text:span>. <text:s/>For the non micro instructions, there is a test case for each instruction. <text:s/>The only somewhat challenging test is the TAD test, since there <text:span text:style-name="T4">are</text:span> many edge cases. <text:s/>In the TAD test, carry and non-carry situations were generated to test <text:span text:style-name="T4">if link register functionality worked correctly.</text:span></text:p>
      <text:p text:style-name="P7"/>
      <text:p text:style-name="P3">I/O Implementation</text:p>
      <text:p text:style-name="P6">To implement truly non-blocking I/O, we had to make our simulator multi-threaded. <text:s/>One thread executes the simulator, while the other thread grabs keyboard input as is it received. <text:s/>Because both threads begin running at the same time, keyboard input can be entered throughout the simulators execution. <text:s/>The input will have no effect unless the simulator thread is currently executing an instruction <text:span text:style-name="T1">that checks if the keyboard is receiving input.</text:span></text:p>
      <text:p text:style-name="P6"/>
      <text:p text:style-name="P6">All I/O instructions have been implemented. <text:s/><text:span text:style-name="T3">The ~ character is special. <text:s/>The ~ character is not grabbed by the krb opcude to allow for testing of “missing” the input. <text:s/>The tsf opcode simulates the printer being ready by setting a counter to a randomly generated number between 1 and 10 on the first call of tsf. <text:s/>Subsequent calls to tsf decrement the counter by 1 until 0 is reached again. <text:s/>On 0, the printer is ready to print, and the opcode skips to the next instruction.</text:span></text:p>
      <text:p text:style-name="P6"/>
      <text:p text:style-name="P11">A test case has been included with the document that prints out a welcome message that asks for the users name. <text:s/>The user can then enter in their name (up to 8 characters) and press enter. <text:s/>When either 8 characters or enter has been reached, the program will print out “nice to meet you name”. <text:s/>All printed and stored messages take place inside of the PDP8 simulator.</text:p>
      <text:p text:style-name="P8"/>
      <text:p text:style-name="P4">GUI Debugger</text:p>
      <text:p text:style-name="P8">The GUI debugger was implemented using gtk3. <text:s/>Here is a list of features that the GUI debugger has:</text:p>
      <text:list xml:id="list6940451151361344430" text:style-name="L1">
        <text:list-item>
          <text:p text:style-name="P12">Options to step and run through the program</text:p>
        </text:list-item>
        <text:list-item>
          <text:p text:style-name="P13">Can set and remove both breakpoints and tracepoints.</text:p>
        </text:list-item>
        <text:list-item>
          <text:p text:style-name="P14">Button to show all breakpoints.</text:p>
        </text:list-item>
        <text:list-item>
          <text:p text:style-name="P13"><text:span text:style-name="T2">V</text:span>iew register values once a breakpoint, tracepoint, or halt instruction has been reached <text:span text:style-name="T2">when running</text:span>. <text:s/><text:span text:style-name="T2">When stepping, register values are updated every step.</text:span></text:p>
        </text:list-item>
        <text:list-item>
          <text:p text:style-name="P13">Ability to view any of the 32 pages of memory whenever program execution is stalled.</text:p>
        </text:list-item>
        <text:list-item>
          <text:p text:style-name="P12">Ability to view the branch trace and memory trace results whenever the programs execution is stalled.</text:p>
        </text:list-item>
        <text:list-item>
          <text:p text:style-name="P12">Return the memory value at a specified address.</text:p>
        </text:list-item>
        <text:list-item>
          <text:p text:style-name="P14">Opens the list file of the object file and steps through the code <text:span text:style-name="T5">in tandem with the step button.</text:span></text:p>
        </text:list-item>
      </text:list>
      <text:p text:style-name="P9"/>
      <text:p text:style-name="P9"/>
      <text:p text:style-name="P5"/>
      <text:p text:style-name="P5"/>
      <text:p text:style-name="P16"><text:soft-page-break/>Effective Address Calculation</text:p>
      <text:p text:style-name="P16"><text:span text:style-name="T8">The function <text:s/>receives a 12 bit instruction and place the effective address in the CPMA. </text:span><text:span text:style-name="T7">A </text:span><text:span text:style-name="T6">12 bit </text:span><text:span text:style-name="T7">instruction </text:span><text:span text:style-name="T8">and a pointer tho the registers struct</text:span><text:span text:style-name="T7"> </text:span><text:span text:style-name="T8">are</text:span><text:span text:style-name="T7"> </text:span><text:span text:style-name="T6">passed </text:span><text:span text:style-name="T8">as arguments </text:span><text:span text:style-name="T6">to the effective address </text:span><text:span text:style-name="T7">calculation</text:span><text:span text:style-name="T6"> function. </text:span><text:span text:style-name="T7">The function </text:span><text:span text:style-name="T8">test</text:span><text:span text:style-name="T7"> bit 3</text:span><text:span text:style-name="T6"> </text:span><text:span text:style-name="T8">of the instruction to determine if it is a direct or indirect mode instruction. Next it will test bit 4 to determine if the instruction is in the current page or the zero page. If the instruction is direct mode current page the offset in the instruction is concatenated </text:span><text:span text:style-name="T9">with </text:span><text:span text:style-name="T8">the current page and the value placed on the CPMA register. <text:s/>Similarly for direct mode zero page only the offset with leading zeros is used </text:span><text:span text:style-name="T9">and the value is placed in the CPMA. <text:s/>If indirect mode is detected the same steps are taken to determine the value but instead of placing the value directly to the CPMA register, the value is used to do a memory read and the value from the memory read it is placed in the CPMA. <text:s/>Indirect address has one more feature if the address to be used for the indirect mode is stored between address 10 and 17 octal the value is auto incremented by one each access and the incremented value is used for the read and placed on the CPMA. </text:span></text:p>
      <text:p text:style-name="P16"><text:span text:style-name="T9"/></text:p>
      <text:p text:style-name="P17"><text:span text:style-name="T6">To test the </text:span><text:span text:style-name="T10">function</text:span><text:span text:style-name="T6"> we </text:span><text:span text:style-name="T10">used wrote a program that used all 5 addressing modes cases and tested the entire range of auto increment address</text:span><text:span text:style-name="T11">es</text:span><text:span text:style-name="T10">. A second version of the </text:span><text:span text:style-name="T11">previous </text:span><text:span text:style-name="T10">program was sl</text:span><text:span text:style-name="T11">i</text:span><text:span text:style-name="T10">ghtly modif</text:span><text:span text:style-name="T11">ied </text:span><text:span text:style-name="T10">to ensure auto increment only happened with indirect mode </text:span><text:span text:style-name="T11">instructions and not just in the address range</text:span><text:span text:style-name="T10">.</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ean </meta:initial-creator>
    <meta:creation-date>2015-03-03T22:30:50.054369627</meta:creation-date>
    <dc:date>2015-03-08T09:34:59.632046441</dc:date>
    <dc:creator>Luis </dc:creator>
    <meta:editing-duration>PT27M55S</meta:editing-duration>
    <meta:editing-cycles>9</meta:editing-cycles>
    <meta:generator>LibreOffice/4.1.3.2$Linux_X86_64 LibreOffice_project/410m0$Build-2</meta:generator>
    <meta:document-statistic meta:table-count="0" meta:image-count="0" meta:object-count="0" meta:page-count="2" meta:paragraph-count="23" meta:word-count="737" meta:character-count="4253" meta:non-whitespace-character-count="3523"/>
  </office:meta>
</office:document-meta>
</file>